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8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3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stroke="dash" draw:stroke-dash="Dot" svg:stroke-width="0.152cm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svg:stroke-width="0.152cm" svg:stroke-color="#ff0000" draw:marker-start-width="0.427cm" draw:marker-end-width="0.427cm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2cm" svg:stroke-color="#ff8000" draw:marker-start-width="0.427cm" draw:marker-end-width="0.427cm" draw:fill-color="#ffb66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52cm" svg:stroke-color="#ffbf00" draw:marker-start-width="0.427cm" draw:marker-end-width="0.427cm" draw:fill-color="#ffe994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52cm" svg:stroke-color="#ffff00" draw:marker-start-width="0.427cm" draw:marker-end-width="0.427cm" draw:fill-color="#ffff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ffa6a6"/>
      <style:paragraph-properties fo:text-align="center" style:writing-mode="lr-tb"/>
      <style:text-properties fo:font-size="18pt"/>
    </style:style>
    <style:style style:name="P7" style:family="paragraph">
      <loext:graphic-properties draw:fill-color="#ffb66c"/>
      <style:paragraph-properties fo:text-align="center" style:writing-mode="lr-tb"/>
      <style:text-properties fo:font-size="18pt"/>
    </style:style>
    <style:style style:name="P8" style:family="paragraph">
      <loext:graphic-properties draw:fill-color="#ffe994"/>
      <style:paragraph-properties fo:text-align="center" style:writing-mode="lr-tb"/>
      <style:text-properties fo:font-size="18pt"/>
    </style:style>
    <style:style style:name="P9" style:family="paragraph">
      <loext:graphic-properties draw:fill-color="#ffffa6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ford-fulkerson worst case" draw:style-name="dp1" draw:master-page-name="Default" presentation:presentation-page-layout-name="AL1T0">
        <draw:line draw:style-name="gr1" draw:text-style-name="P1" draw:layer="layout" svg:x1="11.631cm" svg:y1="4.644cm" svg:x2="11.631cm" svg:y2="8.426cm">
          <text:p/>
        </draw:line>
        <draw:line draw:style-name="gr1" draw:text-style-name="P1" draw:layer="layout" svg:x1="12.166cm" svg:y1="8.991cm" svg:x2="14.706cm" svg:y2="7.086cm">
          <text:p/>
        </draw:line>
        <draw:line draw:style-name="gr1" draw:text-style-name="P1" draw:layer="layout" svg:x1="12.065cm" svg:y1="4.445cm" svg:x2="14.706cm" svg:y2="6.123cm">
          <text:p/>
        </draw:line>
        <draw:line draw:style-name="gr1" draw:text-style-name="P1" draw:layer="layout" svg:x1="8.791cm" svg:y1="7.086cm" svg:x2="10.896cm" svg:y2="8.991cm">
          <text:p/>
        </draw:line>
        <draw:line draw:style-name="gr1" draw:text-style-name="P1" draw:layer="layout" svg:x1="8.456cm" svg:y1="6.486cm" svg:x2="10.996cm" svg:y2="4.546cm">
          <text:p/>
        </draw:line>
        <draw:custom-shape draw:style-name="gr2" draw:text-style-name="P3" draw:layer="layout" svg:width="1.27cm" svg:height="1.27cm" svg:x="7.812cm" svg:y="6.123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96cm" svg:y="3.81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96cm" svg:y="8.42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472cm" svg:y="5.923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385cm" svg:height="0.839cm" svg:x="8.392cm" svg:y="4.519cm">
          <draw:text-box>
            <text:p><text:span text:style-name="T2">100</text:span></text:p>
          </draw:text-box>
        </draw:frame>
        <draw:frame draw:style-name="gr3" draw:text-style-name="P4" draw:layer="layout" svg:width="1.385cm" svg:height="0.839cm" svg:x="8.492cm" svg:y="7.921cm">
          <draw:text-box>
            <text:p><text:span text:style-name="T2">100</text:span></text:p>
          </draw:text-box>
        </draw:frame>
        <draw:frame draw:style-name="gr3" draw:text-style-name="P4" draw:layer="layout" svg:width="1.385cm" svg:height="0.839cm" svg:x="13.171cm" svg:y="8.091cm">
          <draw:text-box>
            <text:p><text:span text:style-name="T2">100</text:span></text:p>
          </draw:text-box>
        </draw:frame>
        <draw:frame draw:style-name="gr3" draw:text-style-name="P4" draw:layer="layout" svg:width="1.385cm" svg:height="0.839cm" svg:x="13.192cm" svg:y="4.325cm">
          <draw:text-box>
            <text:p><text:span text:style-name="T2">100</text:span></text:p>
          </draw:text-box>
        </draw:frame>
        <draw:frame draw:style-name="gr4" draw:text-style-name="P4" draw:layer="layout" svg:width="0.838cm" svg:height="0.839cm" svg:x="10.793cm" svg:y="5.92cm">
          <draw:text-box>
            <text:p><text:span text:style-name="T2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nic level graph" draw:style-name="dp1" draw:master-page-name="Default" presentation:presentation-page-layout-name="AL2T1">
        <draw:line draw:style-name="gr6" draw:text-style-name="P1" draw:layer="layout" svg:x1="15.365cm" svg:y1="6.378cm" svg:x2="13.331cm" svg:y2="8.032cm">
          <text:p/>
        </draw:line>
        <draw:line draw:style-name="gr6" draw:text-style-name="P1" draw:layer="layout" svg:x1="8.958cm" svg:y1="4.919cm" svg:x2="12.639cm" svg:y2="8.094cm">
          <text:p/>
        </draw:line>
        <draw:line draw:style-name="gr1" draw:text-style-name="P1" draw:layer="layout" svg:x1="13.201cm" svg:y1="8.056cm" svg:x2="9.52cm" svg:y2="4.881cm">
          <text:p/>
        </draw:line>
        <draw:line draw:style-name="gr6" draw:text-style-name="P1" draw:layer="layout" svg:x1="8.918cm" svg:y1="8.518cm" svg:x2="6.977cm" svg:y2="6.652cm">
          <text:p/>
        </draw:line>
        <draw:line draw:style-name="gr6" draw:text-style-name="P1" draw:layer="layout" svg:x1="12.957cm" svg:y1="8.346cm" svg:x2="9.516cm" svg:y2="8.346cm">
          <text:p/>
        </draw:line>
        <draw:line draw:style-name="gr6" draw:text-style-name="P1" draw:layer="layout" svg:x1="15.938cm" svg:y1="6.778cm" svg:x2="13.398cm" svg:y2="4.873cm">
          <text:p/>
        </draw:line>
        <draw:line draw:style-name="gr6" draw:text-style-name="P1" draw:layer="layout" svg:x1="12.994cm" svg:y1="4.646cm" svg:x2="9.553cm" svg:y2="4.646cm">
          <text:p/>
        </draw:line>
        <draw:line draw:style-name="gr6" draw:text-style-name="P1" draw:layer="layout" svg:x1="8.717cm" svg:y1="4.584cm" svg:x2="6.812cm" svg:y2="6.189cm">
          <text:p/>
        </draw:line>
        <draw:line draw:style-name="gr1" draw:text-style-name="P1" draw:layer="layout" svg:x1="13.569cm" svg:y1="8.494cm" svg:x2="15.603cm" svg:y2="6.84cm">
          <text:p/>
        </draw:line>
        <draw:line draw:style-name="gr1" draw:text-style-name="P1" draw:layer="layout" svg:x1="12.936cm" svg:y1="3.911cm" svg:x2="15.476cm" svg:y2="5.816cm">
          <text:p/>
        </draw:line>
        <draw:line draw:style-name="gr1" draw:text-style-name="P1" draw:layer="layout" svg:x1="8.854cm" svg:y1="8.746cm" svg:x2="12.295cm" svg:y2="8.746cm">
          <text:p/>
        </draw:line>
        <draw:line draw:style-name="gr1" draw:text-style-name="P1" draw:layer="layout" svg:x1="8.891cm" svg:y1="4.146cm" svg:x2="12.332cm" svg:y2="4.146cm">
          <text:p/>
        </draw:line>
        <draw:line draw:style-name="gr1" draw:text-style-name="P1" draw:layer="layout" svg:x1="6.315cm" svg:y1="6.59cm" svg:x2="8.256cm" svg:y2="8.456cm">
          <text:p/>
        </draw:line>
        <draw:line draw:style-name="gr1" draw:text-style-name="P1" draw:layer="layout" svg:x1="6.352cm" svg:y1="6.051cm" svg:x2="8.257cm" svg:y2="4.446cm">
          <text:p/>
        </draw:line>
        <draw:custom-shape draw:style-name="gr7" draw:text-style-name="P6" draw:layer="layout" svg:width="1.27cm" svg:height="1.27cm" svg:x="5.717cm" svg:y="5.816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7cm" svg:height="1.27cm" svg:x="8.257cm" svg:y="3.81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27cm" svg:height="1.27cm" svg:x="12.332cm" svg:y="3.81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7cm" svg:height="1.27cm" svg:x="8.257cm" svg:y="7.92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27cm" svg:height="1.27cm" svg:x="12.332cm" svg:y="7.9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27cm" svg:height="1.27cm" svg:x="15.207cm" svg:y="5.616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0.796cm" svg:height="0.839cm" svg:x="10.397cm" svg:y="3.211cm">
          <draw:text-box>
            <text:p><text:span text:style-name="T2">7</text:span></text:p>
          </draw:text-box>
        </draw:frame>
        <draw:frame draw:style-name="gr11" draw:text-style-name="P4" draw:layer="layout" svg:width="0.796cm" svg:height="0.839cm" svg:x="6.297cm" svg:y="4.212cm">
          <draw:text-box>
            <text:p><text:span text:style-name="T2">1</text:span></text:p>
          </draw:text-box>
        </draw:frame>
        <draw:frame draw:style-name="gr11" draw:text-style-name="P4" draw:layer="layout" svg:width="0.796cm" svg:height="0.839cm" svg:x="6.597cm" svg:y="7.714cm">
          <draw:text-box>
            <text:p><text:span text:style-name="T2">5</text:span></text:p>
          </draw:text-box>
        </draw:frame>
        <draw:frame draw:style-name="gr11" draw:text-style-name="P4" draw:layer="layout" svg:width="0.796cm" svg:height="0.839cm" svg:x="11.197cm" svg:y="5.714cm">
          <draw:text-box>
            <text:p><text:span text:style-name="T2">6</text:span></text:p>
          </draw:text-box>
        </draw:frame>
        <draw:frame draw:style-name="gr11" draw:text-style-name="P4" draw:layer="layout" svg:width="0.796cm" svg:height="0.839cm" svg:x="10.497cm" svg:y="9.015cm">
          <draw:text-box>
            <text:p><text:span text:style-name="T2">4</text:span></text:p>
          </draw:text-box>
        </draw:frame>
        <draw:frame draw:style-name="gr11" draw:text-style-name="P4" draw:layer="layout" svg:width="0.796cm" svg:height="0.839cm" svg:x="14.997cm" svg:y="8.016cm">
          <draw:text-box>
            <text:p><text:span text:style-name="T2">2</text:span></text:p>
          </draw:text-box>
        </draw:frame>
        <draw:frame draw:style-name="gr11" draw:text-style-name="P4" draw:layer="layout" svg:width="0.796cm" svg:height="0.839cm" svg:x="14.297cm" svg:y="4.018cm">
          <draw:text-box>
            <text:p><text:span text:style-name="T2">3</text:span></text:p>
          </draw:text-box>
        </draw:frame>
        <draw:frame draw:style-name="gr11" draw:text-style-name="P4" draw:layer="layout" svg:width="0.796cm" svg:height="0.839cm" svg:x="7.697cm" svg:y="5.413cm">
          <draw:text-box>
            <text:p><text:span text:style-name="T2">0</text:span></text:p>
          </draw:text-box>
        </draw:frame>
        <draw:frame draw:style-name="gr11" draw:text-style-name="P4" draw:layer="layout" svg:width="0.796cm" svg:height="0.839cm" svg:x="10.597cm" svg:y="4.714cm">
          <draw:text-box>
            <text:p><text:span text:style-name="T2">0</text:span></text:p>
          </draw:text-box>
        </draw:frame>
        <draw:frame draw:style-name="gr11" draw:text-style-name="P4" draw:layer="layout" svg:width="0.796cm" svg:height="0.839cm" svg:x="13.697cm" svg:y="5.415cm">
          <draw:text-box>
            <text:p><text:span text:style-name="T2">0</text:span></text:p>
          </draw:text-box>
        </draw:frame>
        <draw:frame draw:style-name="gr11" draw:text-style-name="P4" draw:layer="layout" svg:width="0.796cm" svg:height="0.839cm" svg:x="13.697cm" svg:y="6.516cm">
          <draw:text-box>
            <text:p><text:span text:style-name="T2">0</text:span></text:p>
          </draw:text-box>
        </draw:frame>
        <draw:frame draw:style-name="gr11" draw:text-style-name="P4" draw:layer="layout" svg:width="0.796cm" svg:height="0.839cm" svg:x="10.597cm" svg:y="7.615cm">
          <draw:text-box>
            <text:p><text:span text:style-name="T2">0</text:span></text:p>
          </draw:text-box>
        </draw:frame>
        <draw:frame draw:style-name="gr11" draw:text-style-name="P4" draw:layer="layout" svg:width="0.796cm" svg:height="0.839cm" svg:x="9.997cm" svg:y="6.315cm">
          <draw:text-box>
            <text:p><text:span text:style-name="T2">0</text:span></text:p>
          </draw:text-box>
        </draw:frame>
        <draw:frame draw:style-name="gr11" draw:text-style-name="P4" draw:layer="layout" svg:width="0.796cm" svg:height="0.839cm" svg:x="7.697cm" svg:y="6.814cm">
          <draw:text-box>
            <text:p><text:span text:style-name="T2">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36:24.942307271</meta:creation-date>
    <dc:date>2025-03-13T15:34:27.268493510</dc:date>
    <meta:editing-duration>PT2H5M24S</meta:editing-duration>
    <meta:editing-cycles>5</meta:editing-cycles>
    <meta:generator>LibreOffice/24.8.5.2$Linux_X86_64 LibreOffice_project/480$Build-2</meta:generator>
    <meta:document-statistic meta:object-count="73"/>
  </office:meta>
</office:document-meta>
</file>